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>
      <style:text-properties officeooo:paragraph-rsid="00112689"/>
    </style:style>
    <style:style style:name="P3" style:family="paragraph" style:parent-style-name="Text_20_body">
      <style:text-properties officeooo:rsid="0014dfd0" officeooo:paragraph-rsid="00112689"/>
    </style:style>
    <style:style style:name="P4" style:family="paragraph" style:parent-style-name="Text_20_body">
      <style:paragraph-properties style:writing-mode="lr-tb"/>
    </style:style>
    <style:style style:name="P5" style:family="paragraph" style:parent-style-name="Heading_20_1">
      <style:paragraph-properties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Preformatted_20_Text" style:list-style-name="L1"/>
    <style:style style:name="P16" style:family="paragraph" style:parent-style-name="Preformatted_20_Text" style:list-style-name="L2"/>
    <style:style style:name="P17" style:family="paragraph" style:parent-style-name="Preformatted_20_Text" style:list-style-name="L5"/>
    <style:style style:name="P18" style:family="paragraph" style:parent-style-name="Preformatted_20_Text" style:list-style-name="L1">
      <style:paragraph-properties fo:margin-top="0in" fo:margin-bottom="0.1965in" loext:contextual-spacing="false"/>
    </style:style>
    <style:style style:name="P19" style:family="paragraph" style:parent-style-name="Preformatted_20_Text" style:list-style-name="L2">
      <style:paragraph-properties fo:margin-top="0in" fo:margin-bottom="0.1965in" loext:contextual-spacing="false"/>
    </style:style>
    <style:style style:name="P20" style:family="paragraph" style:parent-style-name="Preformatted_20_Text" style:list-style-name="L3">
      <style:paragraph-properties fo:margin-top="0in" fo:margin-bottom="0.1965in" loext:contextual-spacing="false"/>
    </style:style>
    <style:style style:name="P21" style:family="paragraph" style:parent-style-name="Preformatted_20_Text" style:list-style-name="L4">
      <style:paragraph-properties fo:margin-top="0in" fo:margin-bottom="0.1965in" loext:contextual-spacing="false"/>
    </style:style>
    <style:style style:name="P22" style:family="paragraph" style:parent-style-name="Preformatted_20_Text" style:list-style-name="L5">
      <style:paragraph-properties fo:margin-top="0in" fo:margin-bottom="0.1965in" loext:contextual-spacing="false"/>
    </style:style>
    <style:style style:name="P23" style:family="paragraph" style:parent-style-name="Preformatted_20_Text" style:list-style-name="L6">
      <style:paragraph-properties fo:margin-top="0in" fo:margin-bottom="0.1965in" loext:contextual-spacing="false"/>
    </style:style>
    <style:style style:name="P24" style:family="paragraph" style:parent-style-name="Preformatted_20_Text" style:list-style-name="L7">
      <style:paragraph-properties fo:margin-top="0in" fo:margin-bottom="0.1965in" loext:contextual-spacing="false"/>
    </style:style>
    <style:style style:name="T1" style:family="text">
      <style:text-properties officeooo:rsid="00112689"/>
    </style:style>
    <style:style style:name="T2" style:family="text">
      <style:text-properties officeooo:rsid="00181c16"/>
    </style:style>
    <style:style style:name="T3" style:family="text">
      <style:text-properties officeooo:rsid="0019944a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Day 4 — Data Types &amp; Type Conversion </text:span></text:h>
      <text:h text:style-name="Heading_20_2" text:outline-level="2"><text:span text:style-name="Strong_20_Emphasis">1. What Are Data Types?</text:span></text:h>
      <text:p text:style-name="P4">Data types define <text:span text:style-name="Strong_20_Emphasis">what kind of value</text:span> a variable can store.<text:line-break/>Example: text, numbers, true/false values, empty values, etc.<text:span text:style-name="T2">J</text:span></text:p>
      <text:p text:style-name="P2">JavaScript has <text:span text:style-name="Strong_20_Emphasis">Primitive</text:span> and <text:span text:style-name="Strong_20_Emphasis">Non-Primitive</text:span> data types</text:p>
      <text:p text:style-name="P3"><text:s text:c="3"/>“<text:span text:style-name="T2">hjhjh” <text:s/>… 987, true ...</text:span></text:p>
      <text:p text:style-name="P2"><text:span text:style-name="Strong_20_Emphasis"><text:span text:style-name="T1">2.Primitive Data Type</text:span></text:span></text:p>
      <text:p text:style-name="Text_20_body">Primitive means <text:span text:style-name="Emphasis">single, simple, immutable values</text:span>.</text:p>
      <text:h text:style-name="Heading_20_3" text:outline-level="3"><text:span text:style-name="Strong_20_Emphasis">1) String</text:span></text:h>
      <text:list xml:id="list1458449391" text:style-name="L1">
        <text:list-item>
          <text:p text:style-name="P6">Used for text inside quotes.</text:p>
        </text:list-item>
        <text:list-item>
          <text:p text:style-name="P6">Example:</text:p>
          <text:p text:style-name="P15"><text:span text:style-name="Source_20_Text">let name = "John";</text:span></text:p>
          <text:p text:style-name="P18"><text:span text:style-name="Source_20_Text">typeof name; // "string"</text:span></text:p>
        </text:list-item>
      </text:list>
      <text:h text:style-name="Heading_20_3" text:outline-level="3"><text:span text:style-name="Strong_20_Emphasis">2) Number</text:span></text:h>
      <text:list xml:id="list121626668" text:style-name="L2">
        <text:list-item>
          <text:p text:style-name="P7">Represents all numeric values (integer + decimal).</text:p>
        </text:list-item>
        <text:list-item>
          <text:p text:style-name="P7">Example:</text:p>
          <text:p text:style-name="P16"><text:span text:style-name="Source_20_Text">let age = 22;</text:span></text:p>
          <text:p text:style-name="P19"><text:span text:style-name="Source_20_Text">let price = 99.5;</text:span></text:p>
        </text:list-item>
      </text:list>
      <text:h text:style-name="Heading_20_3" text:outline-level="3"><text:span text:style-name="Strong_20_Emphasis">3) Boolean</text:span></text:h>
      <text:list xml:id="list2218306265" text:style-name="L3">
        <text:list-item>
          <text:p text:style-name="P8">Only two values: <text:span text:style-name="Strong_20_Emphasis">true</text:span> or <text:span text:style-name="Strong_20_Emphasis">false</text:span>.</text:p>
        </text:list-item>
        <text:list-item>
          <text:p text:style-name="P8">Example:</text:p>
          <text:p text:style-name="P20"><text:span text:style-name="Source_20_Text">let isLogin = true;</text:span></text:p>
        </text:list-item>
      </text:list>
      <text:h text:style-name="Heading_20_3" text:outline-level="3"><text:span text:style-name="Strong_20_Emphasis">4) nul</text:span></text:h>
      <text:list xml:id="list625920498" text:style-name="L4">
        <text:list-item>
          <text:p text:style-name="P9">Represents <text:span text:style-name="Strong_20_Emphasis">intentional empty value</text:span>.</text:p>
        </text:list-item>
        <text:list-item>
          <text:p text:style-name="P9">Example:</text:p>
          <text:p text:style-name="P21"><text:span text:style-name="Source_20_Text">let data = null;</text:span></text:p>
        </text:list-item>
      </text:list>
      <text:h text:style-name="Heading_20_3" text:outline-level="3"><text:soft-page-break/><text:span text:style-name="Strong_20_Emphasis">5) undefined</text:span></text:h>
      <text:list xml:id="list3312999241" text:style-name="L5">
        <text:list-item>
          <text:p text:style-name="P10">Variable declared but <text:span text:style-name="Strong_20_Emphasis">no value assigned</text:span>.</text:p>
        </text:list-item>
        <text:list-item>
          <text:p text:style-name="P10">Example:</text:p>
          <text:p text:style-name="P17"><text:span text:style-name="Source_20_Text">let x;</text:span></text:p>
          <text:p text:style-name="P22"><text:span text:style-name="Source_20_Text">console.log(x); // undefined</text:span></text:p>
        </text:list-item>
      </text:list>
      <text:h text:style-name="Heading_20_3" text:outline-level="3"><text:span text:style-name="Strong_20_Emphasis">6) Symbol</text:span></text:h>
      <text:list xml:id="list1048500184" text:style-name="L6">
        <text:list-item>
          <text:p text:style-name="P11">Represents a <text:span text:style-name="Strong_20_Emphasis">unique identifier</text:span>.</text:p>
        </text:list-item>
        <text:list-item>
          <text:p text:style-name="P11">Example:</text:p>
          <text:p text:style-name="P23"><text:span text:style-name="Source_20_Text">let id = Symbol("key");</text:span></text:p>
        </text:list-item>
      </text:list>
      <text:h text:style-name="Heading_20_3" text:outline-level="3"><text:span text:style-name="Strong_20_Emphasis">7) BigInt</text:span></text:h>
      <text:list xml:id="list2604156114" text:style-name="L7">
        <text:list-item>
          <text:p text:style-name="P12">Used for <text:span text:style-name="Strong_20_Emphasis">very large integers</text:span>.</text:p>
        </text:list-item>
        <text:list-item>
          <text:p text:style-name="P12">Ends with <text:span text:style-name="Source_20_Text">n</text:span>.</text:p>
        </text:list-item>
        <text:list-item>
          <text:p text:style-name="P12">Example:</text:p>
          <text:p text:style-name="P24"><text:span text:style-name="Source_20_Text">let big = 12345678901234567890n;</text:span></text:p>
        </text:list-item>
      </text:list>
      <text:p text:style-name="Horizontal_20_Line"/>
      <text:h text:style-name="Heading_20_1" text:outline-level="1"><text:span text:style-name="Strong_20_Emphasis">3. Typeof Operator</text:span></text:h>
      <text:p text:style-name="Text_20_body">Used to check the data type.</text:p>
      <text:h text:style-name="Heading_20_3" text:outline-level="3">Examples:</text:h>
      <text:p text:style-name="Preformatted_20_Text"><text:span text:style-name="Source_20_Text">typeof 10; <text:s text:c="7"/>// "number"</text:span></text:p>
      <text:p text:style-name="Preformatted_20_Text"><text:span text:style-name="Source_20_Text">typeof "hello"; <text:s text:c="2"/>// "string"</text:span></text:p>
      <text:p text:style-name="Preformatted_20_Text"><text:span text:style-name="Source_20_Text">typeof true; <text:s text:c="5"/>// "boolean"</text:span></text:p>
      <text:p text:style-name="Preformatted_20_Text"><text:span text:style-name="Source_20_Text">typeof undefined; // "undefined"</text:span></text:p>
      <text:p text:style-name="P1"><text:span text:style-name="Source_20_Text">typeof null; <text:s text:c="5"/>// "object" (JavaScript bug)</text:span></text:p>
      <text:p text:style-name="Horizontal_20_Line"/>
      <text:h text:style-name="Heading_20_1" text:outline-level="1"><text:span text:style-name="Strong_20_Emphasis">4. Type Conversion (Explicit)</text:span></text:h>
      <text:h text:style-name="Heading_20_3" text:outline-level="3"><text:span text:style-name="Strong_20_Emphasis">Convert to String</text:span></text:h>
      <text:p text:style-name="P1"><text:span text:style-name="Source_20_Text">String(100); <text:s/>// "100"</text:span></text:p>
      <text:h text:style-name="Heading_20_3" text:outline-level="3"><text:soft-page-break/><text:span text:style-name="Strong_20_Emphasis">Convert to Number</text:span></text:h>
      <text:p text:style-name="Preformatted_20_Text"><text:span text:style-name="Source_20_Text">Number("25"); // 25</text:span></text:p>
      <text:p text:style-name="P1"><text:span text:style-name="Source_20_Text">Number("abc"); // NaN</text:span></text:p>
      <text:h text:style-name="Heading_20_3" text:outline-level="3"><text:span text:style-name="Strong_20_Emphasis">Convert to Boolean</text:span></text:h>
      <text:p text:style-name="Preformatted_20_Text"><text:span text:style-name="Source_20_Text">Boolean(""); <text:s/>// false</text:span></text:p>
      <text:p text:style-name="P1"><text:span text:style-name="Source_20_Text">Boolean("hi"); // true</text:span></text:p>
      <text:p text:style-name="Horizontal_20_Line"/>
      <text:h text:style-name="Heading_20_1" text:outline-level="1"><text:span text:style-name="Strong_20_Emphasis">5. Truthy &amp; Falsy Values </text:span></text:h>
      <text:h text:style-name="Heading_20_3" text:outline-level="3"><text:span text:style-name="Strong_20_Emphasis">Falsy Values (6 total)</text:span></text:h>
      <text:p text:style-name="Text_20_body">These become <text:span text:style-name="Source_20_Text">false</text:span> in conditions:</text:p>
      <text:list xml:id="list454322281" text:style-name="L8">
        <text:list-item>
          <text:p text:style-name="P13">false</text:p>
        </text:list-item>
        <text:list-item>
          <text:p text:style-name="P13">0</text:p>
        </text:list-item>
        <text:list-item>
          <text:p text:style-name="P13">"" (empty string)</text:p>
        </text:list-item>
        <text:list-item>
          <text:p text:style-name="P13">null</text:p>
        </text:list-item>
        <text:list-item>
          <text:p text:style-name="P13">undefined</text:p>
        </text:list-item>
        <text:list-item>
          <text:p text:style-name="P13">NaN</text:p>
        </text:list-item>
      </text:list>
      <text:h text:style-name="Heading_20_3" text:outline-level="3"><text:span text:style-name="Strong_20_Emphasis">Truthy Values</text:span></text:h>
      <text:list xml:id="list2320490000" text:style-name="L9">
        <text:list-item>
          <text:p text:style-name="P14">Non-empty strings</text:p>
        </text:list-item>
        <text:list-item>
          <text:p text:style-name="P14">All numbers except 0</text:p>
        </text:list-item>
        <text:list-item>
          <text:p text:style-name="P14">Objects, arrays, functions</text:p>
        </text:list-item>
      </text:list>
      <text:p text:style-name="Text_20_body">Example:</text:p>
      <text:p text:style-name="Preformatted_20_Text"><text:span text:style-name="Source_20_Text">Boolean(""); // false</text:span></text:p>
      <text:p text:style-name="P1"><text:span text:style-name="Source_20_Text">Boolean("hello"); // true</text:span></text:p>
      <text:p text:style-name="Horizontal_20_Line"/>
      <text:h text:style-name="Heading_20_1" text:outline-level="1"><text:span text:style-name="Strong_20_Emphasis">6. Type Coercion (Automatic Conversion)</text:span></text:h>
      <text:p text:style-name="Text_20_body">JavaScript sometimes converts types automatically.</text:p>
      <text:p text:style-name="Text_20_body">Example:</text:p>
      <text:p text:style-name="Preformatted_20_Text"><text:span text:style-name="Source_20_Text">"5" + 2; // "52" (number → string)</text:span></text:p>
      <text:p text:style-name="Preformatted_20_Text"><text:span text:style-name="Source_20_Text">5 + "2"; // "52"</text:span></text:p>
      <text:p text:style-name="P1"><text:soft-page-break/><text:span text:style-name="Source_20_Text">"10" - 2; // 8 (string → number)</text:span></text:p>
      <text:p text:style-name="Horizontal_20_Line"/>
      <text:h text:style-name="Heading_20_1" text:outline-level="1"><text:span text:style-name="Strong_20_Emphasis">7. Example</text:span></text:h>
      <text:p text:style-name="Preformatted_20_Text"><text:span text:style-name="Source_20_Text">console.log(typeof null); <text:s text:c="2"/>// "object" (quirk)</text:span></text:p>
      <text:p text:style-name="P1"><text:span text:style-name="Source_20_Text">console.log(Boolean("")); <text:s text:c="2"/>// false</text:span></text:p>
      <text:p text:style-name="Horizontal_20_Line"/>
      <text:h text:style-name="P5" text:outline-level="1"><text:span text:style-name="Strong_20_Emphasis">8. Exercise</text:span><text:span text:style-name="Strong_20_Emphasis"><text:span text:style-name="T3">j</text:span></text:span></text:h>
      <text:p text:style-name="Text_20_body">Convert <text:span text:style-name="Source_20_Text">"123"</text:span> to a number and add 10.</text:p>
      <text:h text:style-name="Heading_20_3" text:outline-level="3"><text:span text:style-name="Strong_20_Emphasis">Solution:</text:span></text:h>
      <text:p text:style-name="Preformatted_20_Text"><text:span text:style-name="Source_20_Text">let result = Number("123") + 10;</text:span></text:p>
      <text:p text:style-name="P1"><text:span text:style-name="Source_20_Text">console.log(result); // 133</text:span></text:p>
      <text:p text:style-name="Horizontal_20_Line"/>
      <text:h text:style-name="Heading_20_1" text:outline-level="1"><text:span text:style-name="Strong_20_Emphasis">9. Quick Quiz</text:span></text:h>
      <text:p text:style-name="Text_20_body"><text:span text:style-name="Strong_20_Emphasis">Q: Name three falsy values in JavaScript.</text:span><text:line-break/>👉 <text:span text:style-name="Strong_20_Emphasis">Answer:</text:span> <text:span text:style-name="Source_20_Text">0</text:span>, <text:span text:style-name="Source_20_Text">null</text:span>, <text:span text:style-name="Source_20_Text">""</text:span> (empty string)</text:p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15T13:00:25.551000000</meta:creation-date>
    <dc:date>2025-11-16T17:19:55.422000000</dc:date>
    <meta:editing-duration>PT2H7M24S</meta:editing-duration>
    <meta:editing-cycles>5</meta:editing-cycles>
    <meta:generator>Neat_Office/6.2.8.2$Windows_x86 LibreOffice_project/</meta:generator>
    <meta:document-statistic meta:table-count="0" meta:image-count="0" meta:object-count="0" meta:page-count="4" meta:paragraph-count="88" meta:word-count="363" meta:character-count="2074" meta:non-whitespace-character-count="1801"/>
  </office:meta>
</office:document-meta>
</file>